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4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5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3</text:p>
      <text:p text:style-name="Standard"/>
      <text:p text:style-name="Standard">Two approaches to moving data through a network</text:p>
      <text:p text:style-name="Standard"/>
      <text:p text:style-name="Standard">circuit swithching</text:p>
      <text:list xml:id="list1944720143" text:style-name="L1">
        <text:list-item>
          <text:p text:style-name="P1">reserves a connection for a given duration</text:p>
        </text:list-item>
        <text:list-item>
          <text:p text:style-name="P1">reserves bandwidth for communication between hosts, has a guaranteed rate</text:p>
        </text:list-item>
      </text:list>
      <text:p text:style-name="Standard"/>
      <text:p text:style-name="Standard">packet switching</text:p>
      <text:list xml:id="list488640499" text:style-name="L2">
        <text:list-item>
          <text:p text:style-name="P2">no reservation needed</text:p>
        </text:list-item>
        <text:list-item>
          <text:p text:style-name="P2">Is todays internet</text:p>
        </text:list-item>
        <text:list-item>
          <text:p text:style-name="P2">Best effort. Delays can happen cause nothing is reserved or guaranteed</text:p>
        </text:list-item>
      </text:list>
      <text:p text:style-name="Standard"/>
      <text:p text:style-name="Standard">Circuit Switchint</text:p>
      <text:p text:style-name="Standard">In case of circuit switching, if there are <text:s/>possible n simultaneous connections, <text:s/>one link ca have a fraction 1/n of the total available bandwidth for its reservation</text:p>
      <text:p text:style-name="Standard"/>
      <text:p text:style-name="Standard">Multiplexing in circuit-switched networks</text:p>
      <text:p text:style-name="Standard">Two ways:</text:p>
      <text:p text:style-name="Standard">-Frequency Division Multiplexing</text:p>
      <text:p text:style-name="Standard"><text:tab/>A frequency is devided in multiple ranges to broadcast over</text:p>
      <text:p text:style-name="Standard">-Time Division Multiplexing</text:p>
      <text:p text:style-name="Standard"><text:tab/>time is devided in slots in which every slot consists of a sender receiver pair that is reserved for. A frame in these slots is one timestep.</text:p>
      <text:p text:style-name="Standard"/>
      <text:p text:style-name="Standard">Arguments against circuit-switching: It is wasteful in case a sender-receiver pair had reserved space but is not using any space = <text:span text:style-name="T1">Silent period</text:span><text:span text:style-name="T2"><text:tab/></text:span></text:p>
      <text:p text:style-name="Standard"><text:span text:style-name="T2"/></text:p>
      <text:p text:style-name="Standard"><text:span text:style-name="T2">packet switching</text:span></text:p>
      <text:p text:style-name="Standard"><text:span text:style-name="T2">mostly </text:span><text:span text:style-name="T1">store and forward=</text:span><text:span text:style-name="T2">switch must first receive entire packet before starting to send data forward</text:span></text:p>
      <text:p text:style-name="Standard"><text:span text:style-name="T2"/></text:p>
      <text:p text:style-name="Standard"><text:span text:style-name="T2">How long does it take to send a packet over the network?</text:span></text:p>
      <text:p text:style-name="Standard"><text:span text:style-name="T2">L <text:s/>= bits to send </text:span></text:p>
      <text:p text:style-name="Standard"><text:span text:style-name="T2">Q = links between two hosts</text:span></text:p>
      <text:p text:style-name="Standard"><text:span text:style-name="T2">R = rate of network in bps </text:span></text:p>
      <text:p text:style-name="Standard"><text:span text:style-name="T2"/></text:p>
      <text:p text:style-name="Standard"><text:span text:style-name="T2">total delay is QL/ R</text:span></text:p>
      <text:p text:style-name="Standard"><text:span text:style-name="T2"/></text:p>
      <text:p text:style-name="Standard"><text:span text:style-name="T2">Packet switching versus circuit switching:statistical multiplexing</text:span></text:p>
      <text:p text:style-name="Standard"><text:span text:style-name="T2">Packet switching does not seem suitable for real time servers and circuit switching is wasteful in resources<text:tab/></text:span></text:p>
      <text:p text:style-name="Standard"><text:span text:style-name="T2"/></text:p>
      <text:p text:style-name="Standard"><text:span text:style-name="T2">Why is packet switching more efficient?</text:span></text:p>
      <text:p text:style-name="Standard"><text:span text:style-name="T2">Example :</text:span></text:p>
      <text:p text:style-name="Standard"><text:span text:style-name="T2">1 mbps link</text:span></text:p>
      <text:p text:style-name="Standard"><text:span text:style-name="T2">users 10 procent of the time 100 kpbs</text:span></text:p>
      <text:p text:style-name="Standard"><text:span text:style-name="T2">90 procent of the time 0</text:span></text:p>
      <text:p text:style-name="Standard"><text:span text:style-name="T2">in case of TDM, 1 frame can be 10 slots of 100 kpbs. Now only 10 people can make use of the internet at a time, while a lot is wasted</text:span></text:p>
      <text:p text:style-name="P3">statistical multiplexing =<text:span text:style-name="T2">allocating data on the go (on-demand sharing of resources)</text:span></text:p>
      <text:p text:style-name="P3"><text:span text:style-name="T2"/></text:p>
      <text:p text:style-name="P3"><text:soft-page-break/><text:span text:style-name="T2">ISPs and internet backbones</text:span></text:p>
      <text:p text:style-name="P3"><text:span text:style-name="T2">Internet is a network of networks. The edge Internet Service Providers(like universities and companies etc.) are situated in a tiered structure of ISPs</text:span></text:p>
      <text:p text:style-name="P3"><text:span text:style-name="T2">Access ISPs are at the bottom of the hierarchy (tier 3)</text:span></text:p>
      <text:p text:style-name="P3"><text:span text:style-name="T2"/></text:p>
      <text:p text:style-name="P3"><text:span text:style-name="T2">Tier 1 ISPs:</text:span></text:p>
      <text:p text:style-name="P3"><text:span text:style-name="T2">-Tier 1 ISP is the same as any other network but with very fast connection</text:span></text:p>
      <text:list xml:id="list861829916" text:style-name="L4">
        <text:list-item>
          <text:p text:style-name="P4"><text:span text:style-name="T2">Are connected to all other tier 1 ISPs</text:span></text:p>
        </text:list-item>
        <text:list-item>
          <text:p text:style-name="P4"><text:span text:style-name="T2">connected to large amound of tier 2 ISPs and other customer networks</text:span></text:p>
        </text:list-item>
        <text:list-item>
          <text:p text:style-name="P4"><text:span text:style-name="T2">international in coverage</text:span></text:p>
        </text:list-item>
        <text:list-item>
          <text:p text:style-name="P4"><text:span text:style-name="T2">Also called as </text:span>internet backbone networks</text:p>
        </text:list-item>
      </text:list>
      <text:p text:style-name="P5">Tier 2:</text:p>
      <text:list xml:id="list443613721" text:style-name="L5">
        <text:list-item>
          <text:p text:style-name="P6">National coverage</text:p>
        </text:list-item>
        <text:list-item>
          <text:p text:style-name="P6">connects only to a few tier 1 ISPs</text:p>
        </text:list-item>
        <text:list-item>
          <text:p text:style-name="P6">Tier 2 is customer of Tier 1 to which it is connected, tier 1 is the provider of tier 2</text:p>
        </text:list-item>
        <text:list-item>
          <text:p text:style-name="P6">Can also connect to other tier 2(peering)</text:p>
        </text:list-item>
      </text:list>
      <text:p text:style-name="P5">But : some tier 1 providers are also tier 2 providers and sell internet access directly to end users</text:p>
      <text:p text:style-name="P5"/>
      <text:p text:style-name="P3">points of presence=<text:span text:style-name="T2"> point of connections between ISPs</text:span></text:p>
      <text:p text:style-name="P3"><text:span text:style-name="T2"/></text:p>
      <text:p text:style-name="P3"><text:span text:style-name="T2">Types of delay</text:span></text:p>
      <text:p text:style-name="P3"><text:span text:style-name="T2">Processing delay</text:span></text:p>
      <text:p text:style-name="P3"><text:span text:style-name="T2">The delay that occurs when checking header and errors in the packet(very small</text:span></text:p>
      <text:p text:style-name="P3"><text:span text:style-name="T2"/></text:p>
      <text:p text:style-name="P3"><text:span text:style-name="T2">Queueing delay </text:span></text:p>
      <text:p text:style-name="P3"><text:span text:style-name="T2">Waiting for other packets to be transmit that arrived earlier at the router. Varies immensely</text:span></text:p>
      <text:p text:style-name="P3"><text:span text:style-name="T2"/></text:p>
      <text:p text:style-name="P3"><text:span text:style-name="T2">Transmission Delay</text:span></text:p>
      <text:p text:style-name="P3"><text:span text:style-name="T2">delay of putting a packet onto the link <text:s/>(store and forward)</text:span></text:p>
      <text:p text:style-name="P3"><text:span text:style-name="T2">S = size packet</text:span></text:p>
      <text:p text:style-name="P3"><text:span text:style-name="T2">R = transmission rate</text:span></text:p>
      <text:p text:style-name="P3"><text:span text:style-name="T2">transmission delay = S/R</text:span></text:p>
      <text:p text:style-name="P3"><text:span text:style-name="T2"/></text:p>
      <text:p text:style-name="P3"><text:span text:style-name="T2">Propagation delay</text:span></text:p>
      <text:p text:style-name="P3"><text:span text:style-name="T2">The delay </text:span></text:p>
      <text:p text:style-name="P3"><text:span text:style-name="T2">if l = propagation speed of medium</text:span></text:p>
      <text:p text:style-name="P3"><text:span text:style-name="T2">k = length of cable</text:span></text:p>
      <text:p text:style-name="P3"><text:span text:style-name="T2">propagatuin delay = k/l</text:span></text:p>
      <text:p text:style-name="P3"><text:span text:style-name="T2"/></text:p>
      <text:p text:style-name="P3"><text:span text:style-name="T2">Queueing:</text:span></text:p>
      <text:p text:style-name="P3"><text:span text:style-name="T2">Traffic intensity = La/R</text:span></text:p>
      <text:p text:style-name="P3"><text:span text:style-name="T2">where <text:s/>R = transmission rate</text:span></text:p>
      <text:p text:style-name="P3"><text:span text:style-name="T2"><text:tab/>L = bits per packet</text:span></text:p>
      <text:p text:style-name="P3"><text:span text:style-name="T2"><text:tab/>a = packets/sec</text:span></text:p>
      <text:p text:style-name="P3"><text:span text:style-name="T2">if La/R &lt; 1 = :)</text:span></text:p>
      <text:p text:style-name="P3"><text:span text:style-name="T2">else bad!</text:span></text:p>
      <text:p text:style-name="P3"><text:span text:style-name="T2"/></text:p>
      <text:p text:style-name="P3">Instanteneous througput= <text:span text:style-name="T2">the rate at which host B is receiving a file from host A if file consists of F bits and sending takes T seconds the average throughput is F/T</text:span></text:p>
      <text:p text:style-name="P3"><text:span text:style-name="T2">The throughput depends on the slowest link when transmitting data</text:span></text:p>
      <text:p text:style-name="P3">transmission rate <text:span text:style-name="T2">is the rate of the </text:span>bottleneck link</text:p>
      <text:p text:style-name="P3"><text:span text:style-name="T2"/></text:p>
      <text:p text:style-name="P3"><text:soft-page-break/><text:span text:style-name="T2">The bottleneck can also become the internet link because it is heavily used by other computers as well</text:span></text:p>
      <text:p text:style-name="P3"><text:span text:style-name="T2"/></text:p>
      <text:p text:style-name="P3"><text:span text:style-name="T2">Why layering?</text:span></text:p>
      <text:p text:style-name="P3"><text:span text:style-name="T2">Easier to change little things</text:span></text:p>
      <text:p text:style-name="P3"><text:span text:style-name="T2"/></text:p>
      <text:p text:style-name="P3"><text:span text:style-name="T2">why not layering?</text:span></text:p>
      <text:p text:style-name="P3"><text:span text:style-name="T2">Duplicate functionallity among layers</text:span></text:p>
      <text:p text:style-name="P3"><text:span text:style-name="T2"/></text:p>
      <text:p text:style-name="P3"><text:span text:style-name="T2">layers: (</text:span>protocol stack<text:span text:style-name="T2">)</text:span></text:p>
      <text:p text:style-name="P3"><text:span text:style-name="T2">application</text:span></text:p>
      <text:p text:style-name="P3"><text:span text:style-name="T2">transport</text:span></text:p>
      <text:p text:style-name="P3"><text:span text:style-name="T2">network</text:span></text:p>
      <text:p text:style-name="P3"><text:span text:style-name="T2">link </text:span></text:p>
      <text:p text:style-name="P3"><text:span text:style-name="T2">physical</text:span></text:p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14:28:52</meta:creation-date>
    <dc:date>2012-12-08T12:42:27</dc:date>
    <meta:editing-duration>PT21H28M3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3" meta:paragraph-count="86" meta:word-count="650" meta:character-count="3692" meta:non-whitespace-character-count="3125"/>
  </office:meta>
</office:document-meta>
</file>